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e33b" officeooo:paragraph-rsid="0020e33b"/>
    </style:style>
    <style:style style:name="P2" style:family="paragraph" style:parent-style-name="Standard">
      <style:text-properties officeooo:rsid="0023366d" officeooo:paragraph-rsid="0023366d"/>
    </style:style>
    <style:style style:name="P3" style:family="paragraph" style:parent-style-name="Standard">
      <style:text-properties officeooo:rsid="00279060" officeooo:paragraph-rsid="00279060"/>
    </style:style>
    <style:style style:name="T1" style:family="text">
      <style:text-properties officeooo:rsid="0023bdad"/>
    </style:style>
    <style:style style:name="T2" style:family="text">
      <style:text-properties officeooo:rsid="0025f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3">*Рэрити*: Я нигде не чувствую того камня</text:p>
      <text:p text:style-name="P3">*Тия*: Благодарю.</text:p>
      <text:p text:style-name="P2">Тия кивает Луне, <text:span text:style-name="T1">та кивает в ответ</text:span>.</text:p>
      <text:p text:style-name="P1">Тия: *Шестёрке* - Идём, Луна <text:span text:style-name="T2">переместит </text:span>его в Тартар.</text:p>
      <text:p text:style-name="P1">*Луна остаётся со статуей одни*</text:p>
      <text:p text:style-name="P1">Глаза у Луны начинают светиться, та встаёт на дыбы и ломает статую на мелкие куски.</text:p>
      <text:p text:style-name="P1">В это время напевает мелодию Children Of the night(звуками мычания, без голоса), закрывает глаза, устремляет голову вверх. И медленно уходит и экран начинает по немногу темнеть, а на фоне продолжается напеваться эта мелодия.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5T11:29:11.307354384</dc:date>
    <meta:editing-duration>PT34M59S</meta:editing-duration>
    <meta:editing-cycles>21</meta:editing-cycles>
    <meta:document-statistic meta:table-count="0" meta:image-count="0" meta:object-count="0" meta:page-count="1" meta:paragraph-count="9" meta:word-count="80" meta:character-count="493" meta:non-whitespace-character-count="422"/>
  </office:meta>
</office:document-meta>
</file>